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6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4pt" style:font-size-asian="14pt" style:font-size-complex="14pt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fo:letter-spacing="-0.009cm" style:font-size-asian="9pt" style:font-size-complex="9pt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2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7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9"><text:text-input text:description="&lt;if test=&quot;print_serial_number&quot;&gt;">if</text:text-input></text:span><text:span text:style-name="T59"><text:text-input text:description="&lt;line.prod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9"><text:text-input text:description="&lt;if test=&quot;print_lot_life_date and line.prodlot_id.life_date&quot;&gt;">if</text:text-input></text:span><text:span text:style-name="T59"><text:text-input text:description="&lt;formatLang(line.prod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6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3" style:family="text">
      <style:text-properties style:text-underline-style="none"/>
    </style:style>
    <style:style style:name="MT6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0">Recibí Conforme</text:span>:</text:p>
              <text:p text:style-name="MP45"><text:span text:style-name="MT60">Fecha</text:span>: <text:s/><text:span text:style-name="MT61"><text:s text:c="5"/>/ <text:s text:c="5"/>/ <text:s text:c="5"/></text:span></text:p>
              <text:p text:style-name="MP45"><text:span text:style-name="MT62">Hora</text:span><text:span text:style-name="MT63">:</text:span><text:span text:style-name="MT64"> <text:s text:c="2"/></text:span><text:span text:style-name="MT61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5T20:32:23.108252045</dc:date>
    <meta:editing-duration>P1DT1H15S</meta:editing-duration>
    <meta:editing-cycles>307</meta:editing-cycles>
    <meta:generator>LibreOffice/4.2.6.3$Linux_X86_64 LibreOffice_project/420m0$Build-3</meta:generator>
    <meta:document-statistic meta:table-count="6" meta:image-count="0" meta:object-count="0" meta:page-count="1" meta:paragraph-count="65" meta:word-count="305" meta:character-count="1814" meta:non-whitespace-character-count="1575"/>
  </office:meta>
</office:document-meta>
</file>